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áboa1" style:family="table">
      <style:table-properties style:width="17cm" table:align="left"/>
    </style:style>
    <style:style style:name="Táboa1.A" style:family="table-column">
      <style:table-column-properties style:column-width="17cm"/>
    </style:style>
    <style:style style:name="Táboa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ábo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áboa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P1" style:family="paragraph" style:parent-style-name="Table_20_Contents" style:list-style-name="L2"/>
    <style:style style:name="P2" style:family="paragraph" style:parent-style-name="Table_20_Contents" style:list-style-name="L3"/>
    <style:style style:name="P3" style:family="paragraph" style:parent-style-name="Table_20_Contents" style:list-style-name="L1">
      <style:text-properties style:font-name="Liberation Sans" fo:font-size="10pt" style:font-size-asian="10pt" style:font-size-complex="10pt"/>
    </style:style>
    <style:style style:name="P4" style:family="paragraph" style:parent-style-name="Table_20_Contents" style:list-style-name="L2">
      <style:text-properties style:font-name="Liberation Sans" fo:font-size="10pt" style:font-size-asian="10pt" style:font-size-complex="10pt"/>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list-style-name="L3">
      <style:paragraph-properties fo:margin-top="0cm" fo:margin-bottom="0.499cm" style:contextual-spacing="false"/>
    </style:style>
    <style:style style:name="P7" style:family="paragraph" style:parent-style-name="Table_20_Contents">
      <style:paragraph-properties fo:margin-top="0cm" fo:margin-bottom="0.499cm" style:contextual-spacing="false"/>
      <style:text-properties style:font-name="Liberation Sans" fo:font-size="10pt" style:font-size-asian="10pt" style:font-size-complex="10pt"/>
    </style:style>
    <style:style style:name="P8" style:family="paragraph" style:parent-style-name="Table_20_Contents" style:list-style-name="L1">
      <style:paragraph-properties fo:margin-top="0cm" fo:margin-bottom="0.499cm" style:contextual-spacing="false"/>
      <style:text-properties style:font-name="Liberation Sans" fo:font-size="10pt" style:font-size-asian="10pt" style:font-size-complex="10pt"/>
    </style:style>
    <style:style style:name="P9" style:family="paragraph" style:parent-style-name="Table_20_Contents" style:list-style-name="L2">
      <style:paragraph-properties fo:margin-top="0cm" fo:margin-bottom="0.499cm" style:contextual-spacing="false"/>
      <style:text-properties style:font-name="Liberation Sans" fo:font-size="10pt" style:font-size-asian="10pt" style:font-size-complex="10pt"/>
    </style:style>
    <style:style style:name="P10" style:family="paragraph" style:parent-style-name="Text_20_body">
      <style:paragraph-properties fo:margin-top="0cm" fo:margin-bottom="0cm" style:contextual-spacing="false" fo:text-align="center" style:justify-single-word="false"/>
    </style:style>
    <style:style style:name="T1" style:family="text">
      <style:text-properties style:font-name="Liberation Sans" fo:font-size="10pt" style:font-size-asian="10pt" style:font-size-complex="10pt"/>
    </style:style>
    <style:style style:name="T2" style:family="text">
      <style:text-properties style:font-name="Liberation Sans" fo:font-size="10pt" fo:language="en" fo:country="US" style:font-size-asian="10pt" style:font-size-complex="10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exenode_0_TareaparaAD01"/>Tarea para AD01.</text:h>
      <text:section text:style-name="Sect1" text:name="ta0_77">
        <text:p text:style-name="P10">Detalles de la tarea de esta unidad.</text:p>
        <table:table table:name="Táboa1" table:style-name="Táboa1">
          <table:table-column table:style-name="Táboa1.A"/>
          <table:table-row table:style-name="TableLine93992411408272">
            <table:table-cell table:style-name="Táboa1.A1" office:value-type="string">
              <text:p text:style-name="Table_20_Heading"><text:bookmark text:name="enunciado"/>Enunciado.</text:p>
            </table:table-cell>
          </table:table-row>
          <table:table-row table:style-name="TableLine93992411408272">
            <table:table-cell table:style-name="Táboa1.A2" office:value-type="string">
              <text:p text:style-name="P7">A lo largo del tema hemos visto diferentes estrategias de acceso a datos.</text:p>
              <text:p text:style-name="P5"><text:span text:style-name="Strong_20_Emphasis"><text:span text:style-name="T1">Apartado 1) </text:span></text:span><text:span text:style-name="T1">(9 puntos)</text:span></text:p>
              <text:p text:style-name="P7">Ahora se trata de que investigues y profundices más en las diferentes estrategias y principales sistemas gestores de bases de datos:</text:p>
              <text:list xml:id="list1329577151" text:style-name="L1">
                <text:list-item>
                  <text:p text:style-name="P3">MySQL,</text:p>
                </text:list-item>
                <text:list-item>
                  <text:p text:style-name="P3">SQLSever,</text:p>
                </text:list-item>
                <text:list-item>
                  <text:p text:style-name="P3">Oracle,</text:p>
                </text:list-item>
                <text:list-item>
                  <text:p text:style-name="P3">Microsoft Access,</text:p>
                </text:list-item>
                <text:list-item>
                  <text:p text:style-name="P3">PostgreSQL,</text:p>
                </text:list-item>
                <text:list-item>
                  <text:p text:style-name="P3">Informix,</text:p>
                </text:list-item>
                <text:list-item>
                  <text:p text:style-name="P3">SyBASE,</text:p>
                </text:list-item>
                <text:list-item>
                  <text:p text:style-name="P3">FireBird.</text:p>
                </text:list-item>
                <text:list-item>
                  <text:p text:style-name="P8">DB2.</text:p>
                </text:list-item>
              </text:list>
              <text:p text:style-name="P5"><text:span text:style-name="T1">Para ello debes de valerte de lo que has estudiado y de Internet y contestar justificando la respuesta y señalando las </text:span><text:span text:style-name="acronym"><text:span text:style-name="T2">URL</text:span></text:span><text:span text:style-name="T1">s de donde hayas sacado la información. Para cada uno de ellos comenta:</text:span></text:p>
              <text:list xml:id="list58219943" text:style-name="L2">
                <text:list-item>
                  <text:p text:style-name="P4">Si es un sistema gestor relacional o de qué tipos es.</text:p>
                </text:list-item>
                <text:list-item>
                  <text:p text:style-name="P1"><text:span text:style-name="T1">Si soporta </text:span><text:span text:style-name="acronym"><text:span text:style-name="T2">SQL</text:span></text:span><text:span text:style-name="T1"> y/o otros lenguajes.</text:span></text:p>
                </text:list-item>
                <text:list-item>
                  <text:p text:style-name="P4">Si soporta procedimientos almacenados</text:p>
                </text:list-item>
                <text:list-item>
                  <text:p text:style-name="P4">Si soporta transacciones.</text:p>
                </text:list-item>
                <text:list-item>
                  <text:p text:style-name="P9">Si es multiplatafoma</text:p>
                </text:list-item>
              </text:list>
              <text:p text:style-name="P5"><text:span text:style-name="Strong_20_Emphasis"><text:span text:style-name="T1">Apartado 2) </text:span></text:span><text:span text:style-name="T1">(1 punto)</text:span></text:p>
              <text:p text:style-name="P7">Instalar en el equipo personal del alumnos el entorno de desarrollo para JAVA NetBeans 12 LTS, además se instalarán las bases de datos Oracle, MySQL y SQLite con sus respectivos entornos de desarrollo. Una vez instaladas se realizará un documento donde se muestre el proceso de instalación de cada una de ellas. Este documento será evaluado por el profesor. <text:bookmark text:name="puntuacion"/></text:p>
            </table:table-cell>
          </table:table-row>
          <table:table-row table:style-name="TableLine93992411408272">
            <table:table-cell table:style-name="Táboa1.A2" office:value-type="string">
              <text:p text:style-name="Table_20_Heading">Criterios de puntuación. Total 10 puntos.</text:p>
            </table:table-cell>
          </table:table-row>
          <table:table-row table:style-name="TableLine93992411408272">
            <table:table-cell table:style-name="Táboa1.A2" office:value-type="string">
              <text:p text:style-name="P5">La tarea consta de dos actividades a desarrollar que, en conjunto, sumarán 10 puntos.</text:p>
              <text:list xml:id="list2210957691" text:style-name="L3">
                <text:list-item>
                  <text:p text:style-name="P2"><text:span text:style-name="Strong_20_Emphasis">Actividad 1</text:span> (9 puntos).</text:p>
                </text:list-item>
                <text:list-item>
                  <text:p text:style-name="P6"><text:span text:style-name="Strong_20_Emphasis">Actividad 2 </text:span>(1 punto).<text:bookmark text:name="entrega"/></text:p>
                </text:list-item>
              </text:list>
            </table:table-cell>
          </table:table-row>
          <table:table-row table:style-name="TableLine93992411408272">
            <table:table-cell table:style-name="Táboa1.A2" office:value-type="string">
              <text:p text:style-name="Table_20_Heading">Indicaciones de entrega.</text:p>
            </table:table-cell>
          </table:table-row>
          <table:table-row table:style-name="TableLine93992411408272">
            <table:table-cell table:style-name="Táboa1.A6" office:value-type="string">
              <text:p text:style-name="P5">Una vez realizada la tarea elaborarás un único documento donde figuren las respuestas correspondientes. El envío se realizará a través de la plataforma de la forma establecida para ello, y el archivo se nombrará siguiendo las siguientes pautas:</text:p>
              <text:p text:style-name="P5"><text:span text:style-name="Strong_20_Emphasis">apellido1_apellido2_nombre_SIGxx_Tarea</text:span></text:p>
              <text:p text:style-name="P5">Asegúrate que el nombre no contenga la letra ñ, tildes ni caracteres especiales extraños. Así por <text:soft-page-break/>ejemplo la alumna <text:span text:style-name="Strong_20_Emphasis">Begoña Sánchez Mañas para la primera unidad del </text:span><text:span text:style-name="Strong_20_Emphasis"><text:span text:style-name="acronym">MP</text:span></text:span><text:span text:style-name="Strong_20_Emphasis"> de </text:span><text:span text:style-name="Strong_20_Emphasis"><text:span text:style-name="acronym">AD</text:span></text:span>, debería nombrar esta tarea como...</text:p>
              <text:p text:style-name="P5"><text:span text:style-name="Strong_20_Emphasis">sanchez_manas_begona_AD01_Tarea</text:span></text:p>
            </table:table-cell>
          </table:table-row>
        </table:table>
        <text:p text:style-name="Text_20_body"/>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2:08:15.539008642</meta:creation-date>
    <dc:date>2021-09-29T12:36:13.520283633</dc:date>
    <meta:editing-duration>PT5M14S</meta:editing-duration>
    <meta:editing-cycles>1</meta:editing-cycles>
    <meta:document-statistic meta:table-count="1" meta:image-count="0" meta:object-count="0" meta:page-count="2" meta:paragraph-count="32" meta:word-count="305" meta:character-count="1842" meta:non-whitespace-character-count="1584"/>
    <meta:generator>LibreOffice/7.0.4.2$Linux_X86_64 LibreOffice_project/00$Build-2</meta:generator>
  </office:meta>
</office:document-meta>
</file>